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2pt" officeooo:rsid="00198346" officeooo:paragraph-rsid="00198346"/>
    </style:style>
    <style:style style:name="P2" style:family="paragraph" style:parent-style-name="Standard">
      <style:text-properties style:font-name="Liberation Serif" fo:font-size="12pt" officeooo:rsid="001a2438" officeooo:paragraph-rsid="00198346"/>
    </style:style>
    <style:style style:name="P3" style:family="paragraph" style:parent-style-name="Standard">
      <style:text-properties style:font-name="Liberation Serif" fo:font-size="13pt" fo:font-weight="bold" officeooo:rsid="00198346" officeooo:paragraph-rsid="00198346" style:font-size-asian="10.5pt"/>
    </style:style>
    <style:style style:name="P4" style:family="paragraph" style:parent-style-name="Preformatted_20_Text">
      <style:text-properties style:font-name="Liberation Serif" fo:font-size="12pt" officeooo:paragraph-rsid="00198346"/>
    </style:style>
    <style:style style:name="P5" style:family="paragraph" style:parent-style-name="Preformatted_20_Text">
      <style:paragraph-properties fo:margin-top="0cm" fo:margin-bottom="0.499cm" loext:contextual-spacing="false" fo:text-align="start" style:justify-single-word="false" style:writing-mode="lr-tb"/>
      <style:text-properties officeooo:paragraph-rsid="001b4451"/>
    </style:style>
    <style:style style:name="P6"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style>
    <style:style style:name="P7"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db9c2" officeooo:paragraph-rsid="001db9c2"/>
    </style:style>
    <style:style style:name="P8"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ae696" officeooo:paragraph-rsid="001ae696"/>
    </style:style>
    <style:style style:name="P9"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style:style>
    <style:style style:name="P10"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1ae696"/>
    </style:style>
    <style:style style:name="P1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1b4451"/>
    </style:style>
    <style:style style:name="P12"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1db9c2"/>
    </style:style>
    <style:style style:name="P13"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rsid="001db9c2" officeooo:paragraph-rsid="001db9c2"/>
    </style:style>
    <style:style style:name="P14" style:family="paragraph" style:parent-style-name="Preformatted_20_Text">
      <style:paragraph-properties fo:text-align="start" style:justify-single-word="false" style:writing-mode="lr-tb"/>
      <style:text-properties style:font-name="Liberation Serif" fo:font-size="12pt"/>
    </style:style>
    <style:style style:name="P15" style:family="paragraph" style:parent-style-name="Preformatted_20_Text">
      <style:paragraph-properties fo:text-align="start" style:justify-single-word="false" style:writing-mode="lr-tb"/>
      <style:text-properties style:font-name="Liberation Serif" fo:font-size="12pt" officeooo:paragraph-rsid="001ae696"/>
    </style:style>
    <style:style style:name="P16" style:family="paragraph" style:parent-style-name="Preformatted_20_Text">
      <style:paragraph-properties fo:text-align="start" style:justify-single-word="false" style:writing-mode="lr-tb"/>
      <style:text-properties style:font-name="Liberation Serif" fo:font-size="12pt" fo:language="en" fo:country="US"/>
    </style:style>
    <style:style style:name="T1" style:family="text">
      <style:text-properties fo:language="en" fo:country="US"/>
    </style:style>
    <style:style style:name="T2" style:family="text">
      <style:text-properties fo:language="en" fo:country="US" officeooo:rsid="00198346"/>
    </style:style>
    <style:style style:name="T3" style:family="text">
      <style:text-properties fo:language="en" fo:country="US" officeooo:rsid="001a2438"/>
    </style:style>
    <style:style style:name="T4" style:family="text">
      <style:text-properties fo:language="en" fo:country="US" officeooo:rsid="001ae696"/>
    </style:style>
    <style:style style:name="T5" style:family="text">
      <style:text-properties fo:language="en" fo:country="US" officeooo:rsid="001813e9"/>
    </style:style>
    <style:style style:name="T6" style:family="text">
      <style:text-properties fo:language="en" fo:country="US" fo:font-style="italic" officeooo:rsid="00187568"/>
    </style:style>
    <style:style style:name="T7" style:family="text">
      <style:text-properties fo:language="en" fo:country="US" officeooo:rsid="00187568"/>
    </style:style>
    <style:style style:name="T8" style:family="text">
      <style:text-properties fo:language="en" fo:country="US" officeooo:rsid="001b4451"/>
    </style:style>
    <style:style style:name="T9" style:family="text">
      <style:text-properties fo:language="en" fo:country="US" officeooo:rsid="001d3f9a"/>
    </style:style>
    <style:style style:name="T10" style:family="text">
      <style:text-properties fo:language="en" fo:country="US" officeooo:rsid="001e3e68"/>
    </style:style>
    <style:style style:name="T11" style:family="text">
      <style:text-properties fo:language="en" fo:country="US" fo:font-weight="normal"/>
    </style:style>
    <style:style style:name="T12" style:family="text">
      <style:text-properties fo:language="en" fo:country="US" fo:font-weight="normal" officeooo:rsid="001349b8"/>
    </style:style>
    <style:style style:name="T13" style:family="text">
      <style:text-properties fo:language="en" fo:country="US" fo:font-weight="normal" officeooo:rsid="001b4451"/>
    </style:style>
    <style:style style:name="T14" style:family="text">
      <style:text-properties fo:language="en" fo:country="US" fo:font-weight="normal" officeooo:rsid="001badb7"/>
    </style:style>
    <style:style style:name="T15" style:family="text">
      <style:text-properties fo:language="en" fo:country="US" fo:font-weight="normal" officeooo:rsid="001d3f9a"/>
    </style:style>
    <style:style style:name="T16" style:family="text">
      <style:text-properties fo:language="en" fo:country="US" fo:font-weight="normal" officeooo:rsid="001db9c2"/>
    </style:style>
    <style:style style:name="T17" style:family="text">
      <style:text-properties officeooo:rsid="001ae696"/>
    </style:style>
    <style:style style:name="T18" style:family="text">
      <style:text-properties style:text-position="super 58%" officeooo:rsid="0019367a"/>
    </style:style>
    <style:style style:name="T19" style:family="text">
      <style:text-properties style:text-position="super 58%" fo:font-size="10pt" fo:language="en" fo:country="US" fo:font-weight="normal" officeooo:rsid="001349b8"/>
    </style:style>
    <style:style style:name="T20" style:family="text">
      <style:text-properties style:text-position="super 58%" fo:font-size="10pt" fo:language="en" fo:country="US" fo:font-weight="normal" officeooo:rsid="001b4451"/>
    </style:style>
    <style:style style:name="T21" style:family="text">
      <style:text-properties style:text-position="super 58%" fo:language="en" fo:country="US" fo:font-weight="normal" officeooo:rsid="001349b8"/>
    </style:style>
    <style:style style:name="T22" style:family="text">
      <style:text-properties style:text-position="super 58%" fo:language="en" fo:country="US" fo:font-weight="normal" officeooo:rsid="001b4451"/>
    </style:style>
    <style:style style:name="T23" style:family="text">
      <style:text-properties style:text-position="super 58%" style:font-name="Liberation Serif" fo:font-size="12pt" fo:language="en" fo:country="US" fo:font-weight="normal" officeooo:rsid="001349b8"/>
    </style:style>
    <style:style style:name="T24" style:family="text">
      <style:text-properties style:text-position="super 58%" style:font-name="Liberation Serif" fo:font-size="12pt" fo:language="en" fo:country="US" fo:font-weight="normal" officeooo:rsid="001b4451"/>
    </style:style>
    <style:style style:name="T25" style:family="text">
      <style:text-properties officeooo:rsid="0019367a"/>
    </style:style>
    <style:style style:name="T26" style:family="text">
      <style:text-properties fo:font-size="10pt" fo:language="en" fo:country="US" fo:font-weight="normal"/>
    </style:style>
    <style:style style:name="T27" style:family="text">
      <style:text-properties fo:font-size="10pt" fo:language="en" fo:country="US" fo:font-weight="normal" officeooo:rsid="001349b8"/>
    </style:style>
    <style:style style:name="T28" style:family="text">
      <style:text-properties fo:font-size="10pt" fo:language="en" fo:country="US" fo:font-weight="normal" officeooo:rsid="001b4451"/>
    </style:style>
    <style:style style:name="T29" style:family="text">
      <style:text-properties fo:font-size="10pt" fo:language="en" fo:country="US" fo:font-weight="normal" officeooo:rsid="001badb7"/>
    </style:style>
    <style:style style:name="T30" style:family="text">
      <style:text-properties fo:font-size="10pt" fo:language="en" fo:country="US" fo:font-weight="normal" officeooo:rsid="001d3f9a"/>
    </style:style>
    <style:style style:name="T31" style:family="text">
      <style:text-properties fo:font-size="10pt" fo:language="en" fo:country="US" fo:font-weight="normal" officeooo:rsid="001db9c2"/>
    </style:style>
    <style:style style:name="T32" style:family="text">
      <style:text-properties officeooo:rsid="001d3f9a"/>
    </style:style>
    <style:style style:name="T33" style:family="text">
      <style:text-properties officeooo:rsid="001db9c2"/>
    </style:style>
    <style:style style:name="T34" style:family="text">
      <style:text-properties officeooo:rsid="001e3e68"/>
    </style:style>
    <style:style style:name="T35" style:family="text">
      <style:text-properties style:font-name="Liberation Serif" fo:font-size="12pt" fo:language="en" fo:country="US" officeooo:rsid="001b4451"/>
    </style:style>
    <style:style style:name="T36" style:family="text">
      <style:text-properties style:font-name="Liberation Serif" fo:font-size="12pt" fo:language="en" fo:country="US" fo:font-weight="normal"/>
    </style:style>
    <style:style style:name="T37" style:family="text">
      <style:text-properties style:font-name="Liberation Serif" fo:font-size="12pt" fo:language="en" fo:country="US" fo:font-weight="normal" officeooo:rsid="001349b8"/>
    </style:style>
    <style:style style:name="T38" style:family="text">
      <style:text-properties style:font-name="Liberation Serif" fo:font-size="12pt" fo:language="en" fo:country="US" fo:font-weight="normal" officeooo:rsid="001b4451"/>
    </style:style>
    <style:style style:name="T39" style:family="text">
      <style:text-properties style:font-name="Liberation Serif" fo:font-size="12pt" fo:language="en" fo:country="US" fo:font-weight="normal" officeooo:rsid="001badb7"/>
    </style:style>
    <style:style style:name="T40" style:family="text">
      <style:text-properties style:font-name="Liberation Serif" fo:font-size="12pt" fo:language="en" fo:country="US" fo:font-weight="normal" officeooo:rsid="001d3f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ration Gunn: “Bazu” and the Mustangs</text:p>
      <text:p text:style-name="P2"/>
      <text:p text:style-name="P4"><text:bookmark text:name="tw-target-text"/><text:span text:style-name="T2">Operation GUNN aimed to prepare for the transfer to Italy of Allied prisoners of war, released from Romanian detention camps after August 23, 1944, and took place between August 27 and 30, 1944.</text:span></text:p>
      <text:p text:style-name="P14"/>
      <text:p text:style-name="P14">– <text:span text:style-name="T1">2,500 American and British airmen were lost in the bombing of Romania between August 1, 1943 and August 23, 1944</text:span></text:p>
      <text:p text:style-name="P14">– <text:span text:style-name="T1">2,290 were lost between April and August 1944</text:span></text:p>
      <text:p text:style-name="P14">– <text:span text:style-name="T1">867 managed to return to base, mainly through Yugoslavia</text:span></text:p>
      <text:p text:style-name="P14">– <text:span text:style-name="T1">1,500 – estimated number (USAAF) of prisoners in Romania on August 23, 1944</text:span></text:p>
      <text:p text:style-name="P14"/>
      <text:p text:style-name="P14"><text:bookmark text:name="tw-target-text2"/><text:span text:style-name="T1">On August 23, 1944, there were 1,123 American prisoners in Romania (465 officers, 649 non-commissioned officers and 9 soldiers) and 39 British interned in Camp No. 13 Bucharest (the Normal School on Sfânta Ecaterina Street, the “Regina Elisabeta” Military Hospital) and in Camp No. 14 Timișul de Jos (the villas of the Brașov and Giurgiu city halls).</text:span></text:p>
      <text:p text:style-name="P14"/>
      <text:p text:style-name="P15"><text:span text:style-name="T1">The operation was named after Lt. Col. James </text:span><text:span text:style-name="T2">A.</text:span><text:span text:style-name="T1"> Gunn, the highest-ranking officer among the American prisoners, who played a prominent role in this USAAF action, in cooperation with the Romanian authorities. Lt. Col. James A. Gunn – 454th Bomb Group 304th Wing,</text:span><text:bookmark text:name="tw-target-text1"/><text:span text:style-name="T1"> </text:span><text:span text:style-name="T2">born on</text:span><text:span text:style-name="T1"> 05/28/1912, </text:span><text:span text:style-name="T2">e</text:span><text:span text:style-name="T1">nlisted 03/01/1939, </text:span><text:span text:style-name="T2">he flew </text:span><text:span text:style-name="T1">32 </text:span><text:span text:style-name="T2">missions before he was shot down on </text:span><text:span text:style-name="T1">August 17, 1944 – </text:span><text:span text:style-name="T2">he </text:span><text:span text:style-name="T1">is taken prisoner after the B-24 “Bright </text:span><text:span text:style-name="T2">E</text:span><text:span text:style-name="T1">yes” 41-28790 plane he was piloting was hit by anti-aircraft fire, the crew jumping out with parachutes, with one exception (MACR 7633). </text:span><text:span text:style-name="T2">On </text:span><text:span text:style-name="T1">August 20, 1944 </text:span><text:span text:style-name="T2">he </text:span><text:span text:style-name="T1">is transferred from Ploiești to the officers’ detention camp in Bucharest, the former Normal School on Sfânta Ecaterina Street (currently the Faculty of Orthodox Theology) where he takes command, being the officer with the highest rank among the prisoners.</text:span></text:p>
      <text:p text:style-name="P15"><text:span text:style-name="T5"/></text:p>
      <text:p text:style-name="P15"><text:span text:style-name="T5">On August 23 1944 - King Michael of Romania staged a </text:span><text:span text:style-name="T6">coup d’etat</text:span><text:span text:style-name="T7">, turning arms against Nazi Germany, in an attempt to save the country from total destruction at the hands of the Red Army, that had finally broken through into Romania on August 21 1944. The country, having effectively switched sides, was in turmoil – German forces, still present in large numbers, start a campaign against the freshly-Allied country, while Soviet troops are advancing at a breakneck pace towards Bucharest.</text:span><text:bookmark text:name="tw-target-text3"/><text:span text:style-name="T7"> Neither the Americans, nor the newly appointed democratic government of Romania, wanted the Soviets to take over the prisoners and the prison camps, let alone allow the Germans to deport them towards Germany, so an evacuation plan was hatched – with time being the key element. </text:span><text:span text:style-name="T1">August 23 – 10:15 PM – Gunn </text:span><text:span text:style-name="T3">finds out about the dramatic</text:span><text:span text:style-name="T1"> political events in Romania by listening to the radio hidden by prisoners </text:span><text:span text:style-name="T3">planning an escape. </text:span><text:span text:style-name="T1">August 24 – 9:40 AM a German bombardment begins and the prisoners are allowed to leave the camp and hide in trenches outside and are given several pistols and 4 automatic rifles. </text:span><text:span text:style-name="T3">A</text:span><text:span text:style-name="T1">n attempt is made to find a radio transmitter or a means of communication through the Red Cross to organize the evacuation. August 26 – </text:span><text:span text:style-name="T3">Gunn </text:span><text:span text:style-name="T1">moves to Popești-</text:span><text:span text:style-name="T3">Leordeni</text:span><text:span text:style-name="T1"> to fly </text:span><text:span text:style-name="T3">out to Italy, onboard</text:span><text:span text:style-name="T1"> a </text:span><text:span text:style-name="T3">Savoia Marchetti</text:span><text:span text:style-name="T1"> </text:span><text:span text:style-name="T3">JRS-</text:span><text:span text:style-name="T1">79, but the arrival of 50 American planes is announced. There are actually 230 bombers accompanied by fighters, which attack the Otopeni and Băneasa airfields, </text:span><text:span text:style-name="T3">the two largest airfields around Bucharest, and both solidly in German hands. </text:span><text:bookmark text:name="tw-target-text4"/><text:span text:style-name="T3">Romanians, now Allied, are also killed during the American raid. Around </text:span><text:span text:style-name="T1">13:00 – the </text:span><text:span text:style-name="T3">JRS-</text:span><text:span text:style-name="T1">79 takes off, but returns to Popești after 30 minutes, </text:span><text:span text:style-name="T3">incurring</text:span><text:span text:style-name="T1"> a problem with one of the engines; after landing, Captain Constantin “Bâzu” Cantacuzino offers to transport </text:span><text:span text:style-name="T3">Gunn</text:span><text:span text:style-name="T1"> in a Bf-109. The Minister of Air immediately agrees, deciding to take off the next morning. </text:span><text:span text:style-name="T4">Gunn, while </text:span><text:span text:style-name="T1">discussing with “Bâzu” Cantacuzino, the plan changes due to </text:span><text:span text:style-name="T4">lax security, and the fear it’ll get leaked to the Germans.</text:span></text:p>
      <text:p text:style-name="P14"/>
      <text:p text:style-name="P6"><text:span text:style-name="T17">On </text:span>August 27 <text:span text:style-name="T17">Gunn and “Bazu” fly together to San Giovanni, Cerignola, Italy (at the time, home of the 454</text:span><text:span text:style-name="T18">th</text:span><text:span text:style-name="T25"> and 455</text:span><text:span text:style-name="T18">th</text:span><text:span text:style-name="T25"> Bomb Groups), so that Gunn can propose Gen. Twining (commander of 15</text:span><text:span text:style-name="T18">th</text:span><text:span text:style-name="T25"> Army Air Force) – and in fact, Gen. Born at Bari, since Twining was on leave, the evacuation plan </text:span><text:soft-page-break/><text:span text:style-name="T25">from Romania. Cantacuzino stuffed Gunn inside the windowless and extremely cramped radio compartment of a Romanian Bf 109G-6 (Werk No/Works Number 166133. Erla canopy, the newest airframe at the base, with only 7.5 flight hours), garishly adorned with old (pre-1942) American roundels painted on top of the Romanian Michael crosses, and sporting huge US flags painted on both sides of the fuselage, and they flew, guided by a map Gunn drew on a piece of cardboard, safely arriving at San Giovanni in the evening of August 27, 1944.</text:span></text:p>
      <text:p text:style-name="P10"><text:bookmark text:name="tw-target-text5"/><text:span text:style-name="T4">August 28 – the plan for Operation Gunn is developed with the following purpose: the transport of radio equipment and specialized personnel to establish a radio link between Popești-Leordeni-Bari. The flight to Popesti-Leordeni will comprise of </text:span><text:span text:style-name="T1">of 4 P-51 </text:span><text:span text:style-name="T4">Mustangs</text:span><text:span text:style-name="T1">, one of which was piloted by Capt. Cantacuzino, to verify whether the airfield was </text:span><text:span text:style-name="T4">still under </text:span><text:span text:style-name="T1">Romanian </text:span><text:span text:style-name="T4">control</text:span><text:span text:style-name="T1"> and was safe for landing. </text:span><text:span text:style-name="T4">Another </text:span><text:span text:style-name="T1">flight of 2 B-17s with </text:span><text:span text:style-name="T4">OSS </text:span><text:span text:style-name="T1">radio equipment and personnel, escorted by 32 P-51s </text:span><text:span text:style-name="T4">would follow, if the Romanian airfield was secure.</text:span></text:p>
      <text:p text:style-name="P14"><text:span text:style-name="T4">First flight: </text:span><text:span text:style-name="T1">P-51 pilot call signs:</text:span></text:p>
      <text:p text:style-name="P14"><text:span text:style-name="T1">- Capt. Cantacuzino: FUNNEL</text:span></text:p>
      <text:p text:style-name="P16">- Lt. Col. <text:span text:style-name="T17">William A. </text:span>Daniels: NORMAL</text:p>
      <text:p text:style-name="P14"><text:span text:style-name="T8">- </text:span><text:span text:style-name="T1">Lt. </text:span><text:span text:style-name="T8">Walter J. </text:span><text:span text:style-name="T1">Goehause</text:span><text:span text:style-name="T8">n: </text:span><text:span text:style-name="T1">HOMEMADE</text:span></text:p>
      <text:p text:style-name="P9"><text:span text:style-name="T1">- Lt. Bohn CHEERUP </text:span><text:span text:style-name="T8">(not confirmed by some accounts, including that of Lt. Goehausen)</text:span></text:p>
      <text:p text:style-name="P5"><text:span text:style-name="T35">First flight aircraft specifics:<text:line-break/>- Capt. Cantacuzino: </text:span><text:span text:style-name="T37">P-51B-15-NA s/n 43-24857 “</text:span><text:span text:style-name="T38">Sweet Clara II” ex </text:span><text:span text:style-name="T37">“Dorothy II”, </text:span><text:span text:style-name="T38">number 90,</text:span><text:span text:style-name="T37"> part of 319</text:span><text:span text:style-name="T23">th</text:span><text:span text:style-name="T37"> F</text:span><text:span text:style-name="T39">S</text:span><text:span text:style-name="T37">, 325</text:span><text:span text:style-name="T23">th</text:span><text:span text:style-name="T37"> F</text:span><text:span text:style-name="T39">G</text:span><text:span text:style-name="T37"> (“Checkertail Clan”), </text:span><text:span text:style-name="T40">15 AF;</text:span><text:span text:style-name="T37"><text:line-break/>- </text:span><text:span text:style-name="T39">L</text:span><text:span text:style-name="T38">t. Goehausen: P-51D-</text:span><text:span text:style-name="T40">5-NA</text:span><text:span text:style-name="T38"> Mustang, </text:span><text:span text:style-name="Strong_20_Emphasis"><text:span text:style-name="T36">308</text:span></text:span><text:span text:style-name="Strong_20_Emphasis"><text:span text:style-name="T24">th</text:span></text:span><text:span text:style-name="Strong_20_Emphasis"><text:span text:style-name="T38"> </text:span></text:span><text:span text:style-name="Strong_20_Emphasis"><text:span text:style-name="T36">FS, 31</text:span></text:span><text:span text:style-name="Strong_20_Emphasis"><text:span text:style-name="T24">st</text:span></text:span><text:span text:style-name="Strong_20_Emphasis"><text:span text:style-name="T38"> </text:span></text:span><text:span text:style-name="Strong_20_Emphasis"><text:span text:style-name="T36">FG, 15 AF</text:span></text:span><text:span text:style-name="T36"> “HL-M” </text:span><text:span text:style-name="T38">s/n </text:span><text:span text:style-name="T36">44-13494 "Miss Mimi II";<text:line-break/>- </text:span><text:span text:style-name="T38">Lt. Daniels: P-51D-</text:span><text:span text:style-name="T40">20-NA</text:span><text:span text:style-name="T38"> Mustang, </text:span><text:span text:style-name="Strong_20_Emphasis"><text:span text:style-name="T38">308</text:span></text:span><text:span text:style-name="Strong_20_Emphasis"><text:span text:style-name="T24">th</text:span></text:span><text:span text:style-name="Strong_20_Emphasis"><text:span text:style-name="T38"> FS, 31</text:span></text:span><text:span text:style-name="Strong_20_Emphasis"><text:span text:style-name="T24">st</text:span></text:span><text:span text:style-name="Strong_20_Emphasis"><text:span text:style-name="T38"> FG, 15 AF</text:span></text:span><text:span text:style-name="T38"> “HL-H” s/n 44-63273 “Tempus Fugit” </text:span><text:span text:style-name="T40">(Latin for “Time Flies”);</text:span></text:p>
      <text:p text:style-name="P11"><text:bookmark text:name="tw-target-text6"/><text:span text:style-name="T15">August 29 – takeoff at 8:00 from Bari towards Bucharest/Popesti-Leordeni. </text:span><text:span text:style-name="T1">Cantacuzino will land </text:span><text:span text:style-name="T9">at</text:span><text:span text:style-name="T1"> Popești-Leordeni and check the situation </text:span><text:span text:style-name="T9">at the airfield. </text:span><text:span text:style-name="T1">The following signals will be given:<text:line-break/></text:span>– <text:span text:style-name="T1">double yellow flare – Romanian-controlled airfield, the two B-17s </text:span><text:span text:style-name="T9">and their escorts</text:span><text:span text:style-name="T1"> can take o</text:span><text:span text:style-name="T9">ff, due course Romania: Popesti-Leordeni</text:span></text:p>
      <text:p text:style-name="P14">– <text:span text:style-name="T1">double red flare – American planes cannot land</text:span></text:p>
      <text:p text:style-name="P14">– <text:span text:style-name="T1">single green flare – wait 5 minutes</text:span></text:p>
      <text:p text:style-name="P14">– <text:span text:style-name="T1">no signal 15 minutes – no landing, </text:span><text:span text:style-name="T9">assume airfield is not secure</text:span></text:p>
      <text:p text:style-name="P14"/>
      <text:p text:style-name="P16">After receiving the signal or after 15 minutes, the <text:span text:style-name="T33">2 other</text:span> P-51s will fly to <text:span text:style-name="T32">back </text:span>Bari and will send the following radio signals:</text:p>
      <text:p text:style-name="P14"/>
      <text:p text:style-name="P14">– <text:span text:style-name="T1">I have six zero six gallons of gas</text:span><text:span text:style-name="T9">oline</text:span><text:span text:style-name="T1"> repeat I have six zero six which means Popești airfield is Romanian-controlled, </text:span><text:span text:style-name="T9">and secure</text:span><text:span text:style-name="T1">, the B-17s can take off</text:span></text:p>
      <text:p text:style-name="P14"/>
      <text:p text:style-name="P14">– <text:span text:style-name="T1">Ceiling and visibility zero zero repeat zero zero means unsafe conditions for the mission</text:span></text:p>
      <text:p text:style-name="P14"/>
      <text:p text:style-name="P6">The pilots of the 2 P-51s <text:span text:style-name="T33">escorting “Bazu”</text:span> had <text:span text:style-name="T33">strict </text:span>orders to fire at Bâzu's Mustang if anything suspicious appeared during the mission.</text:p>
      <text:p text:style-name="P7">According to Lt. Goehausen, “Bazu” flew in perfect formation to Popesti, only at one single point, did he break formation, distancing himself by an extra 100 yards or so, test firing his guns with a short burst; Goehausen immediately took position at “Bazu”’s six o’clock, but he immediately came back in formation after test-firing the guns. It’s not known by neither Goehausen nor Daniels why <text:soft-page-break/>“Bazu” did that, since they’ve not seen him after that flight, they both assumed he wanted to make sure his guns were working, in case he got jumped by German fighters.</text:p>
      <text:p text:style-name="P12"><text:span text:style-name="T15">A</text:span><text:span text:style-name="T16">s for the B-17s waiting at Bari:</text:span><text:bookmark text:name="tw-target-text7"/><text:span text:style-name="T16"> starting at 10:00 they will be on alert, ready to take off within 30 minutes after receiving the signal:</text:span></text:p>
      <text:p text:style-name="P14">– <text:span text:style-name="T1">they will fly accompanied by two formations of 16 P 51s each: one en route and one to cover the Popești area</text:span></text:p>
      <text:p text:style-name="P14">– <text:span text:style-name="T1">they will land after receiving the light signal from the ground and after the area has been checked by the escort planes</text:span></text:p>
      <text:p text:style-name="P9">– <text:span text:style-name="T1">the 2 B-17s will unload the radio equipment and personnel, take a maximum of 10 American prisoners each if there are any on the airfield and will take off as quickly as possible</text:span></text:p>
      <text:p text:style-name="P9"><text:bookmark text:name="tw-target-text8"/><text:span text:style-name="T1">Bâzu landed and sent the agreed light signal for the Romanian-controlled airfield, </text:span><text:span text:style-name="T10">that triggered a series of events:</text:span></text:p>
      <text:p text:style-name="P14">– <text:span text:style-name="T1">The P-51</text:span><text:span text:style-name="T10">s</text:span><text:span text:style-name="T1"> transmitted the radio signal which was received by a weather plane over Yugoslavia, which forwarded it to Bari</text:span></text:p>
      <text:p text:style-name="P14">– <text:span text:style-name="T1">The two B-17s landed at 15:30 with radio equipment and personnel, under the command of Col. George Kraiger </text:span><text:span text:style-name="T10">(OSS)</text:span><text:span text:style-name="T1">, commander of rescue operations in the Balkans</text:span></text:p>
      <text:p text:style-name="P14">– <text:span text:style-name="T1">they were greeted by the Secretary of State of the Ministry of Economy </text:span><text:span text:style-name="T10">Valeriu “</text:span><text:span text:style-name="T1">Rică” Georgescu</text:span></text:p>
      <text:p text:style-name="P14">– <text:span text:style-name="T1">the two B-17s took off immediately after unloading </text:span><text:span text:style-name="T10">their cargo</text:span></text:p>
      <text:p text:style-name="P9">– <text:span text:style-name="T1">the radio equipment was installed at the headquarters provided for this mission – Aleea Modrogan no. 5, building owned by Dumitru Bragadiru</text:span></text:p>
      <text:p text:style-name="P9"><text:bookmark text:name="tw-target-text9"/><text:span text:style-name="T1">August 30 </text:span><text:span text:style-name="T10">1944</text:span></text:p>
      <text:p text:style-name="P14">– <text:span text:style-name="T34">Kraiger</text:span><text:span text:style-name="T1"> fail</text:span><text:span text:style-name="T10">s</text:span><text:span text:style-name="T1"> to establish radio contact with Bari</text:span></text:p>
      <text:p text:style-name="P9">– <text:span text:style-name="T1">17:15 Capt. Cantacuzino takes off with P-51 “</text:span><text:span text:style-name="T10">Sweet Clara II”</text:span><text:span text:style-name="T1"> again towards Bari, to send a letter with the information necessary for the Operation </text:span><text:span text:style-name="T10">Reunion</text:span><text:span text:style-name="T1"> which begins the next day </text:span><text:span text:style-name="T10">(the actual rescue of the American POWs).</text:span></text:p>
      <text:p text:style-name="P9"><text:span text:style-name="T1"/></text:p>
      <text:p text:style-name="P9"><text:span text:style-name="T1"/></text:p>
      <text:p text:style-name="P13"><text:span text:style-name="T11"/></text:p>
      <text:p text:style-name="P8"/>
      <text:p text:style-name="P14"><text:span text:style-name="T3"/></text:p>
      <text:p text:style-name="P14"><text:span text:style-name="T1"/></text:p>
      <text:p text:style-name="P14"><text:span text:style-name="T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6T15:56:07.886723492</meta:creation-date>
    <dc:date>2025-07-26T17:29:39.728123844</dc:date>
    <meta:editing-duration>PT10M27S</meta:editing-duration>
    <meta:editing-cycles>2</meta:editing-cycles>
    <meta:generator>LibreOffice/6.0.7.3$Linux_X86_64 LibreOffice_project/00m0$Build-3</meta:generator>
    <meta:document-statistic meta:table-count="0" meta:image-count="0" meta:object-count="0" meta:page-count="3" meta:paragraph-count="39" meta:word-count="1455" meta:character-count="8827" meta:non-whitespace-character-count="7373"/>
  </office:meta>
</office:document-meta>
</file>